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officeooo:rsid="002328b6" officeooo:paragraph-rsid="001dd98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2c42" officeooo:paragraph-rsid="00142c4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2c42" officeooo:paragraph-rsid="00183c60" style:font-weight-asian="bold" style:font-weight-complex="bold"/>
    </style:style>
    <style:style style:name="P4" style:family="paragraph" style:parent-style-name="Standard">
      <style:text-properties fo:font-style="normal" style:text-underline-style="none" fo:font-weight="bold" officeooo:rsid="001d7df9" officeooo:paragraph-rsid="001d7df9" style:font-style-asian="normal" style:font-weight-asian="bold" style:font-style-complex="normal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fo:font-style="normal" style:text-underline-style="none" fo:font-weight="bold" officeooo:rsid="001d7df9" officeooo:paragraph-rsid="001dd981" style:font-style-asian="normal" style:font-weight-asian="bold" style:font-style-complex="normal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fo:font-style="normal" style:text-underline-style="none" fo:font-weight="bold" officeooo:rsid="001d7df9" officeooo:paragraph-rsid="001e32c6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text-underline-style="none" fo:font-weight="normal" officeooo:rsid="00142c42" officeooo:paragraph-rsid="00142c42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42c42" officeooo:paragraph-rsid="001c6a9b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8f0c0" officeooo:paragraph-rsid="0028f0c0" style:font-weight-asian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none" fo:font-weight="normal" officeooo:rsid="00ab1de4" officeooo:paragraph-rsid="002935ab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none" fo:font-weight="normal" officeooo:rsid="00b25765" officeooo:paragraph-rsid="002935ab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none" fo:font-weight="normal" officeooo:rsid="00b43635" officeooo:paragraph-rsid="002935ab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b25765" officeooo:paragraph-rsid="002935ab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b56f91" officeooo:paragraph-rsid="002935a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ab1de4" officeooo:paragraph-rsid="002935ab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b8d328" officeooo:paragraph-rsid="002935ab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2a0719" officeooo:paragraph-rsid="002a0719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fo:font-style="normal" style:text-underline-style="none" fo:font-weight="bold" officeooo:rsid="001d7df9" officeooo:paragraph-rsid="001fc437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fo:font-style="normal" style:text-underline-style="none" fo:font-weight="bold" officeooo:rsid="001d7df9" officeooo:paragraph-rsid="00311741" style:font-style-asian="normal" style:font-weight-asian="bold" style:font-style-complex="normal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b43635" style:font-weight-asian="normal" style:font-weight-complex="normal"/>
    </style:style>
    <style:style style:name="T3" style:family="text">
      <style:text-properties style:text-underline-style="none" fo:font-weight="normal" officeooo:rsid="00b761fe" style:font-weight-asian="normal" style:font-weight-complex="normal"/>
    </style:style>
    <style:style style:name="T4" style:family="text">
      <style:text-properties style:text-underline-style="none" fo:font-weight="normal" officeooo:rsid="002a0719" style:font-weight-asian="normal" style:font-weight-complex="normal"/>
    </style:style>
    <style:style style:name="T5" style:family="text">
      <style:text-properties style:text-underline-style="none" fo:font-weight="normal" officeooo:rsid="002c39a4" style:font-weight-asian="normal" style:font-weight-complex="normal"/>
    </style:style>
    <style:style style:name="T6" style:family="text">
      <style:text-properties style:text-underline-style="none" fo:font-weight="normal" officeooo:rsid="002c64a4" style:font-weight-asian="normal" style:font-weight-complex="normal"/>
    </style:style>
    <style:style style:name="T7" style:family="text">
      <style:text-properties style:text-underline-style="none" fo:font-weight="normal" officeooo:rsid="002de59f" style:font-weight-asian="normal" style:font-weight-complex="normal"/>
    </style:style>
    <style:style style:name="T8" style:family="text">
      <style:text-properties style:text-underline-style="none" fo:font-weight="normal" officeooo:rsid="002f6f29" style:font-weight-asian="normal" style:font-weight-complex="normal"/>
    </style:style>
    <style:style style:name="T9" style:family="text">
      <style:text-properties style:font-name="aakar" fo:font-size="12pt" style:font-size-asian="12pt" style:font-size-complex="12pt"/>
    </style:style>
    <style:style style:name="T10" style:family="text">
      <style:text-properties style:font-name="aakar" fo:font-size="12pt" officeooo:rsid="00358de7" style:font-size-asian="12pt" style:font-size-complex="12pt"/>
    </style:style>
    <style:style style:name="T11" style:family="text">
      <style:text-properties style:font-name="aakar" fo:font-size="12pt" officeooo:rsid="001dd981" style:font-size-asian="12pt" style:font-size-complex="12pt"/>
    </style:style>
    <style:style style:name="T12" style:family="text">
      <style:text-properties style:font-name="aakar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aakar" fo:font-size="12pt" fo:font-weight="normal" officeooo:rsid="00358de7" style:font-size-asian="12pt" style:font-weight-asian="normal" style:font-size-complex="12pt" style:font-weight-complex="normal"/>
    </style:style>
    <style:style style:name="T14" style:family="text">
      <style:text-properties style:font-name="aakar" fo:font-size="12pt" fo:font-weight="normal" officeooo:rsid="001dd981" style:font-size-asian="12pt" style:font-weight-asian="normal" style:font-size-complex="12pt" style:font-weight-complex="normal"/>
    </style:style>
    <style:style style:name="T15" style:family="text">
      <style:text-properties style:font-name="aakar" fo:font-size="12pt" fo:font-weight="normal" officeooo:rsid="001e32c6" style:font-size-asian="12pt" style:font-weight-asian="normal" style:font-size-complex="12pt" style:font-weight-complex="normal"/>
    </style:style>
    <style:style style:name="T16" style:family="text">
      <style:text-properties style:font-name="aakar" fo:font-size="12pt" fo:font-weight="normal" officeooo:rsid="001fc437" style:font-size-asian="12pt" style:font-weight-asian="normal" style:font-size-complex="12pt" style:font-weight-complex="normal"/>
    </style:style>
    <style:style style:name="T17" style:family="text">
      <style:text-properties style:font-name="aakar" fo:font-size="12pt" fo:font-weight="normal" officeooo:rsid="002153b2" style:font-size-asian="12pt" style:font-weight-asian="normal" style:font-size-complex="12pt" style:font-weight-complex="normal"/>
    </style:style>
    <style:style style:name="T18" style:family="text">
      <style:text-properties style:font-name="aakar" fo:font-size="12pt" fo:font-weight="normal" officeooo:rsid="0021cde4" style:font-size-asian="12pt" style:font-weight-asian="normal" style:font-size-complex="12pt" style:font-weight-complex="normal"/>
    </style:style>
    <style:style style:name="T19" style:family="text">
      <style:text-properties style:font-name="aakar" fo:font-size="12pt" fo:font-weight="normal" officeooo:rsid="00236482" style:font-size-asian="12pt" style:font-weight-asian="normal" style:font-size-complex="12pt" style:font-weight-complex="normal"/>
    </style:style>
    <style:style style:name="T20" style:family="text">
      <style:text-properties style:font-name="aakar" fo:font-size="12pt" fo:font-weight="normal" officeooo:rsid="00252609" style:font-size-asian="12pt" style:font-weight-asian="normal" style:font-size-complex="12pt" style:font-weight-complex="normal"/>
    </style:style>
    <style:style style:name="T21" style:family="text">
      <style:text-properties style:font-name="aakar" fo:font-size="12pt" fo:font-weight="normal" officeooo:rsid="00256c7f" style:font-size-asian="12pt" style:font-weight-asian="normal" style:font-size-complex="12pt" style:font-weight-complex="normal"/>
    </style:style>
    <style:style style:name="T22" style:family="text">
      <style:text-properties style:font-name="aakar" fo:font-size="12pt" fo:font-weight="normal" officeooo:rsid="0026c279" style:font-size-asian="12pt" style:font-weight-asian="normal" style:font-size-complex="12pt" style:font-weight-complex="normal"/>
    </style:style>
    <style:style style:name="T23" style:family="text">
      <style:text-properties style:font-name="aakar" fo:font-size="12pt" fo:font-weight="normal" officeooo:rsid="002720ab" style:font-size-asian="12pt" style:font-weight-asian="normal" style:font-size-complex="12pt" style:font-weight-complex="normal"/>
    </style:style>
    <style:style style:name="T24" style:family="text">
      <style:text-properties style:font-name="aakar" fo:font-size="12pt" fo:font-weight="normal" officeooo:rsid="002731e6" style:font-size-asian="12pt" style:font-weight-asian="normal" style:font-size-complex="12pt" style:font-weight-complex="normal"/>
    </style:style>
    <style:style style:name="T25" style:family="text">
      <style:text-properties style:font-name="aakar" fo:font-size="12pt" fo:font-weight="normal" officeooo:rsid="00311741" style:font-size-asian="12pt" style:font-weight-asian="normal" style:font-size-complex="12pt" style:font-weight-complex="normal"/>
    </style:style>
    <style:style style:name="T26" style:family="text">
      <style:text-properties officeooo:rsid="00b8d328"/>
    </style:style>
    <style:style style:name="T27" style:family="text">
      <style:text-properties officeooo:rsid="0029b548"/>
    </style:style>
    <style:style style:name="T28" style:family="text">
      <style:text-properties officeooo:rsid="002a07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ger run CloudReg:</text:p>
      <text:p text:style-name="P2"/>
      <text:p text:style-name="P9">When installing MATLAB → need Image Processing Toolbox!!!</text:p>
      <text:p text:style-name="P13">To install CloudReg (and MATLAB)</text:p>
      <text:p text:style-name="P11"/>
      <text:p text:style-name="P11">1. First install MATLAB by getting the .zip file from their website</text:p>
      <text:p text:style-name="P11">2. then cd to folder with zip file and run unzip matlab… -d matlab… to make new folder</text:p>
      <text:p text:style-name="P13"><text:span text:style-name="T1">3. cd to new folder and run sudo ./install </text:span><text:span text:style-name="T2">(can also read the install help PDF file for more details)</text:span></text:p>
      <text:p text:style-name="P13"><text:span text:style-name="T2">***</text:span><text:span text:style-name="T4">MAKE SURE TO </text:span><text:span text:style-name="T28">INSTALL IMAGE PROCESSING TOOLBOX</text:span><text:span text:style-name="T4"> + </text:span><text:span text:style-name="T28">use sym links</text:span></text:p>
      <text:p text:style-name="P12"/>
      <text:p text:style-name="P17"><text:span text:style-name="T2">(</text:span><text:span text:style-name="T1">can skip next step if already have simlinks from above)</text:span></text:p>
      <text:p text:style-name="P14"><text:span text:style-name="T2">4. </text:span><text:span text:style-name="T1">make MATLAB comman</text:span><text:span text:style-name="T4">d</text:span><text:span text:style-name="T1"> available from terminal</text:span></text:p>
      <text:p text:style-name="P11">Add this line below to the ~/.bashrc and ~/.profile and ~/.bash_profile files</text:p>
      <text:p text:style-name="P13"><text:span text:style-name="T1">export PATH=$PATH:/usr/local/MATLAB/</text:span><text:span text:style-name="T3">R2023b</text:span><text:span text:style-name="T1">/bin</text:span></text:p>
      <text:p text:style-name="P11">And then run source ~/.bashrc to reload the files</text:p>
      <text:p text:style-name="P15"/>
      <text:p text:style-name="P15"/>
      <text:p text:style-name="P16"># to uninstall and reinstall <text:span text:style-name="T27">MATLAB</text:span></text:p>
      <text:p text:style-name="P10">[root@localhost ~] rm -rf /usr/local/MATLAB/<text:span text:style-name="T26">R2023b</text:span></text:p>
      <text:p text:style-name="P10">[root@localhost ~] rm /usr/local/bin/matlab /usr/local/bin/mcc /usr/local/bin/mex /usr/local/bin/mbuild</text:p>
      <text:p text:style-name="P10"/>
      <text:p text:style-name="P10"/>
      <text:p text:style-name="P4">Make and activate CloudRegENV</text:p>
      <text:p text:style-name="P1"><text:span text:style-name="Source_20_Text"><text:span text:style-name="T9">conda create -n </text:span></text:span><text:span text:style-name="Source_20_Text"><text:span text:style-name="T11">CloudRegENV</text:span></text:span><text:span text:style-name="Source_20_Text"><text:span text:style-name="T9"> python=3.</text:span></text:span><text:span text:style-name="Source_20_Text"><text:span text:style-name="T10">9</text:span></text:span></text:p>
      <text:p text:style-name="P5"><text:span text:style-name="T13">conda </text:span><text:span text:style-name="Source_20_Text"><text:span text:style-name="T12">activate </text:span></text:span><text:span text:style-name="Source_20_Text"><text:span text:style-name="T14">CloudRegENV</text:span></text:span><text:span text:style-name="Source_20_Text"><text:span text:style-name="T12"> </text:span></text:span></text:p>
      <text:p text:style-name="P5"><text:span text:style-name="Source_20_Text"><text:span text:style-name="T12"/></text:span></text:p>
      <text:p text:style-name="P6"><text:span text:style-name="Source_20_Text"><text:span text:style-name="T15">cd to CloudReg folder</text:span></text:span></text:p>
      <text:p text:style-name="P6"><text:span text:style-name="Source_20_Text"><text:span text:style-name="T15">pip install . <text:s text:c="2"/>### to run install of all packages</text:span></text:span></text:p>
      <text:p text:style-name="P18"><text:span text:style-name="Source_20_Text"><text:span text:style-name="T16">pip install joblib SimpleITK</text:span></text:span><text:span text:style-name="Source_20_Text"><text:span text:style-name="T17"> boto3 </text:span></text:span><text:span text:style-name="Source_20_Text"><text:span text:style-name="T18">numpy tqdm </text:span></text:span><text:span text:style-name="Source_20_Text"><text:span text:style-name="T19">awscli </text:span></text:span><text:span text:style-name="Source_20_Text"><text:span text:style-name="T20">requests </text:span></text:span><text:span text:style-name="Source_20_Text"><text:span text:style-name="T21">cloud-volume </text:span></text:span><text:span text:style-name="Source_20_Text"><text:span text:style-name="T22">tifffile </text:span></text:span><text:span text:style-name="Source_20_Text"><text:span text:style-name="T23">tinybrain </text:span></text:span><text:span text:style-name="Source_20_Text"><text:span text:style-name="T24">scipy</text:span></text:span></text:p>
      <text:p text:style-name="P19"><text:span text:style-name="Source_20_Text"><text:span text:style-name="T25">conda install spyder</text:span></text:span></text:p>
      <text:p text:style-name="P7"/>
      <text:p text:style-name="P7">############################# NEW TESTS ############</text:p>
      <text:p text:style-name="P7">python -m cloudreg.scripts.create_precomputed_volume "/media/user/ce86e0dd-459a-4cf1-8194-d1c89b7ef7f6/CloudReg_tests/stripe_filt" 9.22 9.22 10 "file:///media/user/ce86e0dd-459a-4cf1-8194-d1c89b7ef7f6/CloudReg_tests/stripe_filt"</text:p>
      <text:p text:style-name="P7"/>
      <text:p text:style-name="P3"><text:span text:style-name="T1">python3 -m cloudreg.scripts.registration -input_s3_path file:///media/user/ce86e0dd-459a-4cf1-8194-d1c89b7ef7f6/CloudReg_tests/stripe_filt --output_s3_path file:///media/user/ce86e0dd-459a-4cf1-8194-d1c89b7ef7f6/CloudReg_tests/stripe_filt/registered/ -log_s3_path /media/user/ce86e0dd-459a-4cf1-8194-d1c89b7ef7f6/CloudReg_tests/stripe_filt/logs/ --atlas_s3_path precomputed://https://open-neurodata.s3.amazonaws.com/ara_2016/sagittal_</text:span><text:span text:style-name="T6">25</text:span><text:span text:style-name="T1">um/average_</text:span><text:span text:style-name="T6">25</text:span><text:span text:style-name="T1">um --parcellation_s3_path https://open-neurodata.s3.amazonaws.com/ara_2016/sagittal_10um/annotation_10um_2017 -orientation RPS --grid_correction=False –registration_resolution=</text:span><text:span text:style-name="T5">30 <text:s/></text:span><text:span text:style-name="T8">### CAN TURN OFF</text:span><text:span text:style-name="T5"> --</text:span><text:span text:style-name="T7">bias_correction=False</text:span></text:p>
      <text:p text:style-name="P7"><text:soft-page-break/></text:p>
      <text:p text:style-name="P7"/>
      <text:p text:style-name="P8">python cors_webserver.py -d '/media/user/ce86e0dd-459a-4cf1-8194-d1c89b7ef7f6/CloudReg_tests/stripe_filt' --port=9023</text:p>
      <text:p text:style-name="P7"/>
      <text:p text:style-name="P7"/>
      <text:p text:style-name="P7">#####################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2:15:11.294226722</meta:creation-date>
    <dc:date>2024-02-19T22:19:00.349982471</dc:date>
    <meta:editing-duration>PT59M45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23" meta:character-count="2276" meta:non-whitespace-character-count="2082"/>
  </office:meta>
</office:document-meta>
</file>